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8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f" style:font-name="apple-system" fo:letter-spacing="normal" fo:font-style="normal" fo:font-weight="normal"/>
    </style:style>
    <style:style style:name="P9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10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ataScienceEcosystem</text:h>
      <text:p text:style-name="P1"><text:span text:style-name="Strong_20_Emphasis"><text:span text:style-name="T1">Objectives:</text:span></text:span></text:p>
      <text:list xml:id="list804764888" text:style-name="L1">
        <text:list-item>
          <text:p text:style-name="P5">Add comments to code cells</text:p>
        </text:list-item>
        <text:list-item>
          <text:p text:style-name="P5">Format content of markdown cells with heading styles</text:p>
        </text:list-item>
        <text:list-item>
          <text:p text:style-name="P5">Create markdown cells</text:p>
        </text:list-item>
      </text:list>
      <text:p text:style-name="P2">In this notebook, Data Science Tools and Ecosystem are summarized</text:p>
      <text:p text:style-name="P2">Some of the popular languages that Data Scientists use are:</text:p>
      <text:list xml:id="list1480218656" text:style-name="L2">
        <text:list-item>
          <text:p text:style-name="P6">Python</text:p>
        </text:list-item>
        <text:list-item>
          <text:p text:style-name="P6">R Program</text:p>
        </text:list-item>
        <text:list-item>
          <text:p text:style-name="P6">Github</text:p>
        </text:list-item>
        <text:list-item>
          <text:p text:style-name="P6">Java</text:p>
        </text:list-item>
        <text:list-item>
          <text:p text:style-name="P6">JavaScript</text:p>
        </text:list-item>
        <text:list-item>
          <text:p text:style-name="P6">Julia</text:p>
        </text:list-item>
        <text:list-item>
          <text:p text:style-name="P6">Scala</text:p>
        </text:list-item>
        <text:list-item>
          <text:p text:style-name="P6">Matlab</text:p>
        </text:list-item>
        <text:list-item>
          <text:p text:style-name="P6">SAS</text:p>
        </text:list-item>
        <text:list-item>
          <text:p text:style-name="P6">C / C++</text:p>
        </text:list-item>
      </text:list>
      <text:p text:style-name="P2">Some of the commonly used libraries used by Data Scientists include:</text:p>
      <text:list xml:id="list1041624700" text:style-name="L3">
        <text:list-item>
          <text:p text:style-name="P7">Python Libraries</text:p>
          <text:list>
            <text:list-item>
              <text:p text:style-name="P4">Jupytor</text:p>
            </text:list-item>
            <text:list-item>
              <text:p text:style-name="P4">Panda</text:p>
            </text:list-item>
            <text:list-item>
              <text:p text:style-name="P4">Numpy</text:p>
            </text:list-item>
            <text:list-item>
              <text:p text:style-name="P4">Matplotlib</text:p>
            </text:list-item>
            <text:list-item>
              <text:p text:style-name="P4"><text:soft-page-break/>Scipy</text:p>
            </text:list-item>
            <text:list-item>
              <text:p text:style-name="P4">Seaborn</text:p>
            </text:list-item>
            <text:list-item>
              <text:p text:style-name="P4">TensorFlow</text:p>
            </text:list-item>
            <text:list-item>
              <text:p text:style-name="P4">Pytorch</text:p>
            </text:list-item>
            <text:list-item>
              <text:p text:style-name="P4">Keras</text:p>
            </text:list-item>
          </text:list>
        </text:list-item>
        <text:list-item>
          <text:p text:style-name="P7">R libraries</text:p>
          <text:list>
            <text:list-item>
              <text:p text:style-name="P4">R Studio</text:p>
            </text:list-item>
            <text:list-item>
              <text:p text:style-name="P4">dplyr</text:p>
            </text:list-item>
            <text:list-item>
              <text:p text:style-name="P4">ggplot</text:p>
            </text:list-item>
            <text:list-item>
              <text:p text:style-name="P4">ggplot2</text:p>
            </text:list-item>
            <text:list-item>
              <text:p text:style-name="P4">plotly</text:p>
            </text:list-item>
            <text:list-item>
              <text:p text:style-name="P4">spyder</text:p>
            </text:list-item>
          </text:list>
        </text:list-item>
        <text:list-item>
          <text:p text:style-name="P7">Apache Libraries</text:p>
          <text:list>
            <text:list-item>
              <text:p text:style-name="P4">Apache Sparks</text:p>
            </text:list-item>
            <text:list-item>
              <text:p text:style-name="P4">Apache Flink</text:p>
            </text:list-item>
          </text:list>
        </text:list-item>
      </text:list>
      <text:p text:style-name="P2">| Data Science Tools |<text:line-break/>| ------------------ |<text:line-break/>| Jupyter |<text:line-break/>| RStudio |<text:line-break/>| Anaconda |</text:p>
      <text:h text:style-name="P8" text:outline-level="3"><text:bookmark text:name="user-content-below-are-a-few-examples-of-evaluating-arithmetic-expressions-in-python"/>Below are a few examples of evaluating arithmetic expressions in Python</text:h>
      <text:p text:style-name="P2">This a simple arithmetic expression to mutiply then add integers<text:line-break/>(3*4)+5 = 17</text:p>
      <text:p text:style-name="P2">This will convert 200 minutes to hours by diving by 60<text:line-break/>200/60 = 3.333</text:p>
      <text:h text:style-name="P9" text:outline-level="2"><text:bookmark text:name="user-content-author"/>Author</text:h>
      <text:p text:style-name="P3">Rula 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20:14:46.303000000</meta:creation-date>
    <dc:date>2023-03-27T20:15:18.725000000</dc:date>
    <meta:editing-duration>PT33S</meta:editing-duration>
    <meta:editing-cycles>1</meta:editing-cycles>
    <meta:document-statistic meta:table-count="0" meta:image-count="0" meta:object-count="0" meta:page-count="2" meta:paragraph-count="44" meta:word-count="179" meta:character-count="943" meta:non-whitespace-character-count="841"/>
    <meta:generator>Neat_Office/6.2.8.2$Windows_x86 LibreOffice_project/</meta:generator>
  </office:meta>
</office:document-meta>
</file>